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Courier New2" svg:font-family="'Courier New'"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Courier New3"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0a6da8"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Courier New" fo:font-size="16pt" fo:font-weight="bold" style:font-size-asian="16pt" style:font-weight-asian="bold" style:font-size-complex="16pt" style:font-weight-complex="bold"/>
    </style:style>
    <style:style style:name="P4" style:family="paragraph" style:parent-style-name="Standard">
      <style:text-properties style:font-name="Courier New" fo:font-size="10pt" fo:font-weight="normal" style:font-size-asian="10pt" style:font-weight-asian="normal" style:font-size-complex="10pt" style:font-weight-complex="normal"/>
    </style:style>
    <style:style style:name="P5" style:family="paragraph" style:parent-style-name="Standard">
      <style:text-properties style:font-name="Courier New" fo:font-size="10pt" fo:font-weight="normal" officeooo:paragraph-rsid="00110110" style:font-size-asian="10pt" style:font-weight-asian="normal" style:font-size-complex="10pt" style:font-weight-complex="normal"/>
    </style:style>
    <style:style style:name="P6" style:family="paragraph" style:parent-style-name="Standard">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style:font-name="Arial" fo:font-size="10pt" fo:font-weight="normal" style:font-size-asian="10pt" style:font-weight-asian="normal" style:font-size-complex="10pt" style:font-weight-complex="normal"/>
    </style:style>
    <style:style style:name="P8" style:family="paragraph" style:parent-style-name="Standard">
      <style:text-properties style:font-name="Arial" fo:font-size="10pt" fo:font-weight="normal" officeooo:rsid="0012ce60" officeooo:paragraph-rsid="0012ce60" style:font-size-asian="10pt" style:font-weight-asian="normal" style:font-size-complex="10pt" style:font-weight-complex="normal"/>
    </style:style>
    <style:style style:name="P9" style:family="paragraph" style:parent-style-name="Standard">
      <style:text-properties style:font-name="Arial" fo:font-size="10pt" fo:font-weight="bold" style:font-size-asian="10pt" style:font-weight-asian="bold" style:font-size-complex="10pt" style:font-weight-complex="bold"/>
    </style:style>
    <style:style style:name="P10"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Arial"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text-properties style:font-name="Arial" fo:font-size="16pt" fo:font-weight="bold" style:font-size-asian="16pt" style:font-weight-asian="bold" style:font-size-complex="16pt" style:font-weight-complex="bold"/>
    </style:style>
    <style:style style:name="P13"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4" style:family="paragraph" style:parent-style-name="Standard">
      <style:text-properties style:use-window-font-color="true" style:text-outline="false" style:text-line-through-style="none" style:text-line-through-type="none" style:font-name="Arial"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P15" style:family="paragraph" style:parent-style-name="Standard">
      <style:text-properties style:use-window-font-color="true" style:text-outline="false" style:text-line-through-style="none" style:text-line-through-typ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19"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20"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1" fo:font-size="10pt" fo:font-style="normal" fo:text-shadow="none" style:text-underline-style="none" fo:font-weight="normal" officeooo:paragraph-rsid="00110110" style:font-name-asian="Courier New1" style:font-size-asian="10pt" style:font-style-asian="normal" style:font-weight-asian="normal" style:font-name-complex="Courier New1" style:font-size-complex="10pt" style:font-style-complex="normal" style:font-weight-complex="normal"/>
    </style:style>
    <style:style style:name="P21"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1" fo:font-size="10pt" fo:font-style="normal" fo:text-shadow="none"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P22"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Courier New1" fo:font-size="10pt" fo:font-style="normal" fo:text-shadow="none" style:text-underline-style="none" fo:font-weight="bold" officeooo:paragraph-rsid="00110110" style:font-name-asian="Courier New1" style:font-size-asian="10pt" style:font-style-asian="normal" style:font-weight-asian="bold" style:font-name-complex="Courier New1" style:font-size-complex="10pt" style:font-style-complex="normal" style:font-weight-complex="bold"/>
    </style:style>
    <style:style style:name="P23" style:family="paragraph" style:parent-style-name="Default_7e_LT_7e_Gliederung_20_1">
      <style:paragraph-properties fo:margin-left="0in" fo:margin-right="0in" fo:margin-top="0in" fo:margin-bottom="0in" loext:contextual-spacing="false" fo:text-indent="0in" style:auto-text-indent="false" style:text-autospace="none">
        <style:tab-stops/>
      </style:paragraph-properties>
      <style:text-properties style:use-window-font-color="true" style:text-outline="false" style:text-line-through-style="none" style:text-line-through-type="none" style:font-name="Arial"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24" style:family="paragraph" style:parent-style-name="Table_20_Contents">
      <style:text-properties style:font-name="Arial" fo:font-size="10pt" fo:font-weight="normal" style:font-size-asian="10pt" style:font-weight-asian="normal" style:font-size-complex="10pt" style:font-weight-complex="normal"/>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text-properties style:font-name="Courier New" fo:font-size="10pt" fo:font-weight="normal" style:font-size-asian="10pt" style:font-weight-asian="normal" style:font-size-complex="10pt" style:font-weight-complex="normal"/>
    </style:style>
    <style:style style:name="P27" style:family="paragraph" style:parent-style-name="Table_20_Contents">
      <style:text-properties style:font-name="Courier New" fo:font-size="10pt" fo:font-weight="bold" style:font-size-asian="10pt" style:font-weight-asian="bold" style:font-size-complex="10pt" style:font-weight-complex="bold"/>
    </style:style>
    <style:style style:name="P28"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29" style:family="paragraph">
      <loext:graphic-properties draw:fill-color="#ffffff" draw:opacity="0%"/>
      <style:paragraph-properties fo:text-align="start"/>
    </style:style>
    <style:style style:name="P30" style:family="paragraph">
      <loext:graphic-properties draw:fill="solid" draw:fill-color="#00b8ff" draw:fill-image-width="0in" draw:fill-image-height="0in"/>
      <style:paragraph-properties fo:margin-left="0in" fo:margin-right="0in" fo:margin-top="0in" fo:margin-bottom="0in" fo:line-height="100%" fo:text-align="center" fo:text-indent="0in">
        <style:tab-stops/>
      </style:paragraph-properties>
      <style:text-properties fo:color="#000000" style:text-outline="false" style:text-line-through-style="none" style:text-line-through-type="none" style:font-name="Arial Black"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31" style:family="paragraph">
      <loext:graphic-properties draw:fill="none" draw:fill-color="#00b8ff" draw:fill-image-width="0in" draw:fill-image-height="0in"/>
      <style:paragraph-properties fo:margin-left="0in" fo:margin-right="0in" fo:margin-top="0in" fo:margin-bottom="0in" fo:line-height="100%" fo:text-align="center" fo:text-indent="0in">
        <style:tab-stops/>
      </style:paragraph-properties>
      <style:text-properties fo:color="#000000" style:text-outline="false" style:text-line-through-style="none" style:text-line-through-type="none" style:font-name="Arial Black"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32" style:family="paragraph">
      <style:paragraph-properties fo:margin-left="0in" fo:margin-right="0in" fo:margin-top="0in" fo:margin-bottom="0in" fo:line-height="100%" fo:text-indent="0in">
        <style:tab-stops/>
      </style:paragraph-properties>
    </style:style>
    <style:style style:name="P3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color="#000000" style:text-outline="false" style:text-line-through-style="none" style:text-line-through-type="none" style:font-name="Courier New" fo:font-size="16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P3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color="#000000" style:text-outline="false" style:text-line-through-style="none" style:text-line-through-type="none" style:font-name="Arial" fo:font-size="16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P35" style:family="paragraph">
      <loext:graphic-properties draw:fill="none" draw:fill-color="#ffffff"/>
      <style:text-properties style:font-name="Courier New" fo:font-size="16pt" style:font-size-asian="16pt" style:font-size-complex="16pt"/>
    </style:style>
    <style:style style:name="P36" style:family="paragraph">
      <loext:graphic-properties draw:opacity="0%"/>
    </style:style>
    <style:style style:name="P37" style:family="paragraph">
      <loext:graphic-properties draw:fill-color="#ffffff" draw:opacity="0%"/>
    </style:style>
    <style:style style:name="P38" style:family="paragraph">
      <style:paragraph-properties fo:text-align="center"/>
    </style:style>
    <style:style style:name="T1" style:family="text">
      <style:text-properties officeooo:rsid="000cee8e"/>
    </style:style>
    <style:style style:name="T2" style:family="text">
      <style:text-properties style:font-name="Courier New"/>
    </style:style>
    <style:style style:name="T3" style:family="text">
      <style:text-properties style:font-name="Courier New" fo:font-style="normal" style:font-style-asian="normal" style:font-style-complex="normal"/>
    </style:style>
    <style:style style:name="T4" style:family="text">
      <style:text-properties officeooo:rsid="000c0505"/>
    </style:style>
    <style:style style:name="T5" style:family="text">
      <style:text-properties style:font-name="Arial"/>
    </style:style>
    <style:style style:name="T6" style:family="text">
      <style:text-properties style:font-name="Arial" fo:font-style="normal" style:font-style-asian="normal" style:font-style-complex="normal"/>
    </style:style>
    <style:style style:name="T7" style:family="text">
      <style:text-properties style:font-name="Arial" fo:font-style="normal" officeooo:rsid="000e08ea" style:font-style-asian="normal" style:font-style-complex="normal"/>
    </style:style>
    <style:style style:name="T8" style:family="text">
      <style:text-properties fo:font-weight="bold" style:font-weight-asian="bold" style:font-weight-complex="bold"/>
    </style:style>
    <style:style style:name="T9" style:family="text">
      <style:text-properties style:use-window-font-color="true" style:text-outline="false" style:text-line-through-style="none" style:text-line-through-type="none" fo:font-style="normal" fo:text-shadow="none" style:text-underline-style="none" style:font-name-asian="Courier New1" style:font-style-asian="normal" style:font-name-complex="Courier New1" style:font-style-complex="normal"/>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weight="normal" style:font-weight-asian="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font-name="Courier New2"/>
    </style:style>
    <style:style style:name="T17" style:family="text">
      <style:text-properties style:font-name="Courier New2" officeooo:rsid="000e08ea"/>
    </style:style>
    <style:style style:name="T18" style:family="text">
      <style:text-properties officeooo:rsid="000d14f2"/>
    </style:style>
    <style:style style:name="T19" style:family="text">
      <style:text-properties officeooo:rsid="000d6fb8"/>
    </style:style>
    <style:style style:name="T20" style:family="text">
      <style:text-properties officeooo:rsid="000d90b3"/>
    </style:style>
    <style:style style:name="T21" style:family="text">
      <style:text-properties officeooo:rsid="000e08ea"/>
    </style:style>
    <style:style style:name="T22" style:family="text">
      <style:text-properties officeooo:rsid="000e4ed7"/>
    </style:style>
    <style:style style:name="T23" style:family="text">
      <style:text-properties officeooo:rsid="000f45ea"/>
    </style:style>
    <style:style style:name="T24" style:family="text">
      <style:text-properties officeooo:rsid="0015c8d8"/>
    </style:style>
    <style:style style:name="T25" style:family="text">
      <style:text-properties fo:color="#000000" style:text-outline="false" style:text-line-through-style="none" style:text-line-through-type="none" style:font-name="Courier New" fo:font-size="16pt" fo:font-style="normal" fo:text-shadow="none" style:text-underline-style="none" fo:font-weight="bold" style:font-name-asian="Lucida Sans Unicode" style:font-size-asian="24pt" style:font-style-asian="normal" style:font-weight-asian="normal" style:font-name-complex="Tahoma" style:font-size-complex="24pt" style:font-style-complex="normal" style:font-weight-complex="normal" style:font-relief="none"/>
    </style:style>
    <style:style style:name="T26" style:family="text">
      <style:text-properties fo:color="#000000" style:text-outline="false" style:text-line-through-style="none" style:text-line-through-type="none" style:font-name="Arial" fo:font-size="16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font-relief="none"/>
    </style:style>
    <style:style style:name="T27" style:family="text">
      <style:text-properties style:font-name="Courier New" fo:font-size="16pt" style:font-size-asian="16pt" style:font-size-complex="16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svg:stroke-width="0.0402in" svg:stroke-color="#000000" draw:marker-start-width="0.2in" draw:marker-end-width="0.2in" draw:fill-color="#ffffff"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000000" draw:marker-start-width="0.2in" draw:marker-end-width="0.1in" draw:fill-color="#ffffff"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4" svg:stroke-width="0.0402in" svg:stroke-color="#ff0000" draw:marker-start="" draw:marker-start-width="0.1799in" draw:marker-start-center="false" draw:marker-end="Arrow" draw:marker-end-width="0.12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ed_20__28_var_29__20_5"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Dashed_20__28_var_29__20_6" svg:stroke-width="0.0402in" svg:stroke-color="#ff0000" draw:marker-start="" draw:marker-start-width="0.0598in" draw:marker-start-center="false" draw:marker-end="Arrow" draw:marker-end-width="0.0799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ed_20__28_var_29__20_7" svg:stroke-width="0.0402in" svg:stroke-color="#ff0000" draw:marker-start="" draw:marker-start-width="0.1799in" draw:marker-start-center="false" draw:marker-end="Arrow" draw:marker-end-width="0.0799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8"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ed_20__28_var_29__20_9"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10" svg:stroke-width="0.0402in" svg:stroke-color="#ff0000" draw:marker-start="" draw:marker-start-width="0.1799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ed_20__28_var_29__20_11" svg:stroke-width="0.0402in" svg:stroke-color="#ff0000" draw:marker-start="" draw:marker-start-width="0.1402in" draw:marker-start-center="false" draw:marker-end="Arrow" draw:marker-end-width="0.1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18" svg:stroke-width="0.0598in" svg:stroke-color="#000000" draw:marker-start="" draw:marker-start-width="0.2098in" draw:marker-start-center="false" draw:marker-end="" draw:marker-end-width="0.2098in" draw:marker-end-center="false" draw:fill="none"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13" style:family="graphic">
      <style:graphic-properties draw:stroke="none" draw:stroke-dash="Dashed_20__28_var_29__20_19"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2555in" fo:min-width="0.9063in" draw:shadow="hidden" draw:shadow-offset-x="0.1201in" draw:shadow-offset-y="0.1201in" draw:shadow-color="#808080" style:run-through="foreground"/>
    </style:style>
    <style:style style:name="gr14" style:family="graphic">
      <style:graphic-properties draw:stroke="solid" draw:stroke-dash="Dashed_20__28_var_29__20_20" svg:stroke-width="0.0598in" svg:stroke-color="#ff0000" draw:marker-start="" draw:marker-start-width="0.2098in" draw:marker-start-center="false" draw:marker-end="Arrow" draw:marker-end-width="0.2098in" draw:marker-end-center="false" draw:fill="solid"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15" style:family="graphic">
      <style:graphic-properties draw:stroke="solid" draw:stroke-dash="Dashed_20__28_var_29__20_21" svg:stroke-width="0.0598in" svg:stroke-color="#ff0000" draw:marker-start="" draw:marker-start-width="0.2098in" draw:marker-start-center="false" draw:marker-end="Arrow" draw:marker-end-width="0.2098in" draw:marker-end-center="false" draw:fill="solid"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16" style:family="graphic">
      <style:graphic-properties draw:stroke="solid" draw:stroke-dash="Dashed_20__28_var_29__20_22" svg:stroke-width="0.0598in" svg:stroke-color="#ff0000" draw:marker-start="" draw:marker-start-width="0.2098in" draw:marker-start-center="false" draw:marker-end="Arrow" draw:marker-end-width="0.2098in" draw:marker-end-center="false" draw:fill="solid" draw:fill-color="#00b8ff" draw:fill-image-width="0in" draw:fill-image-height="0in" draw:textarea-horizontal-align="center" draw:textarea-vertical-align="middle" fo:padding-top="0.0299in" fo:padding-bottom="0.0299in" fo:padding-left="0.0299in" fo:padding-right="0.0299in" draw:shadow="hidden" draw:shadow-offset-x="0.1201in" draw:shadow-offset-y="0.1201in" draw:shadow-color="#808080" style:run-through="foreground"/>
    </style:style>
    <style:style style:name="gr17" style:family="graphic">
      <style:graphic-properties draw:stroke="solid" draw:stroke-dash="Dashed_20__28_var_29__20_23" svg:stroke-width="0.0201in" svg:stroke-color="#000000" draw:marker-start="" draw:marker-start-width="0.15in" draw:marker-start-center="false" draw:marker-end=""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style>
    <style:style style:name="gr18" style:family="graphic">
      <style:graphic-properties draw:stroke="none" draw:stroke-dash="Dashed_20__28_var_29__20_24" svg:stroke-width="0in" svg:stroke-color="#000000" draw:marker-start="" draw:marker-start-width="0.1181in" draw:marker-start-center="false" draw:marker-end="" draw:marker-end-width="0.1181in" draw:marker-end-center="false" draw:fill="none" draw:fill-color="#ffffff" draw:fill-image-width="0in" draw:fill-image-height="0in" draw:textarea-horizontal-align="left" draw:auto-grow-height="true" draw:auto-grow-width="true" fo:min-height="0.2571in" fo:min-width="3.1728in" draw:shadow="hidden" draw:shadow-offset-x="0.1201in" draw:shadow-offset-y="0.1201in" draw:shadow-color="#808080" style:run-through="foreground"/>
    </style:style>
    <style:style style:name="gr19" style:family="graphic">
      <style:graphic-properties draw:stroke="solid" draw:stroke-dash="Dashed_20__28_var_29__20_25" svg:stroke-width="0.0402in" svg:stroke-color="#000000" draw:marker-start="" draw:marker-start-width="0.1799in" draw:marker-start-center="false" draw:marker-end="Arrow" draw:marker-end-width="0.1799in" draw:marker-end-center="false" draw:fill="solid" draw:fill-color="#00b8ff" draw:fill-image-width="0in" draw:fill-image-height="0in" draw:textarea-horizontal-align="center" draw:textarea-vertical-align="middle" fo:padding-top="0.0201in" fo:padding-bottom="0.0201in" fo:padding-left="0.0201in" fo:padding-right="0.0201in" draw:shadow="hidden" draw:shadow-offset-x="0.1201in" draw:shadow-offset-y="0.1201in" draw:shadow-color="#808080" style:run-through="foreground"/>
    </style:style>
    <style:style style:name="gr20" style:family="graphic">
      <style:graphic-properties draw:stroke="solid" draw:stroke-dash="Dashed_20__28_var_29__20_26" svg:stroke-width="0.0201in" svg:stroke-color="#000000" draw:marker-start="" draw:marker-start-width="0.15in" draw:marker-start-center="false" draw:marker-end="" draw:marker-end-width="0.15in" draw:marker-end-center="false" draw:fill="none" draw:fill-color="#00b8ff" draw:fill-image-width="0in" draw:fill-image-height="0in" draw:textarea-horizontal-align="center" draw:textarea-vertical-align="middle" fo:padding-top="0.0098in" fo:padding-bottom="0.0098in" fo:padding-left="0.0098in" fo:padding-right="0.0098in" draw:shadow="hidden" draw:shadow-offset-x="0.1201in" draw:shadow-offset-y="0.1201in" draw:shadow-color="#808080" style:run-through="foreground"/>
    </style:style>
    <style:style style:name="gr21" style:family="graphic">
      <style:graphic-properties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402in" svg:stroke-color="#000000" draw:marker-start-width="0.2602in" draw:marker-end-width="0.2602in" draw:fill="none" draw:fill-color="#ffffff" fo:min-height="1.0091in" fo:padding-top="0.1799in" fo:padding-bottom="0.1402in" fo:padding-left="0.1402in" fo:padding-right="0.1402in" style:run-through="foreground"/>
    </style:style>
    <style:style style:name="gr23" style:family="graphic">
      <style:graphic-properties svg:stroke-width="0.0402in" draw:marker-start-width="0.2602in" draw:marker-end-width="0.2602in" draw:opacity="0%" draw:textarea-horizontal-align="justify" draw:textarea-vertical-align="middle" draw:auto-grow-height="false" fo:min-height="0.2307in" fo:min-width="1.3346in" fo:padding-top="0.0201in" fo:padding-bottom="0.0201in" fo:padding-left="0.0201in" fo:padding-right="0.0201in" draw:shadow-opacity="0%" style:run-through="foreground"/>
    </style:style>
    <style:style style:name="gr24" style:family="graphic">
      <style:graphic-properties svg:stroke-width="0.0402in" draw:marker-start-width="0.2602in" draw:marker-end-width="0.2602in" draw:fill-color="#ffffff" draw:opacity="0%" draw:textarea-horizontal-align="justify" draw:textarea-vertical-align="middle" draw:auto-grow-height="false" fo:min-height="0.6575in" fo:min-width="2.2827in" fo:padding-top="0.0201in" fo:padding-bottom="0.0201in" fo:padding-left="0.0201in" fo:padding-right="0.0201in" draw:shadow-opacity="0%" style:run-through="foreground"/>
    </style:style>
    <style:style style:name="gr25" style:family="graphic">
      <style:graphic-properties svg:stroke-width="0.0402in" svg:stroke-color="#ff3333" draw:marker-start-width="0.2602in" draw:marker-end="Arrow" draw:marker-end-width="0.1201in" draw:textarea-horizontal-align="center" draw:textarea-vertical-align="middle" fo:padding-top="0.0201in" fo:padding-bottom="0.0201in" fo:padding-left="0.0201in" fo:padding-right="0.0201in" style:run-through="foreground"/>
    </style:style>
    <style:style style:name="gr26" style:family="graphic">
      <style:graphic-properties draw:stroke="solid" svg:stroke-width="0.0402in" svg:stroke-color="#000000" draw:marker-start-width="0.2602in" draw:marker-end-width="0.2602in" draw:fill="none" draw:fill-color="#ffffff" fo:min-height="1.0091in" fo:padding-top="0.1799in" fo:padding-bottom="0.1402in" fo:padding-left="0.1402in" fo:padding-right="0.1402in"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width="0.0402in" draw:marker-start-width="0.2602in" draw:marker-end-width="0.2602in" draw:opacity="0%" draw:textarea-horizontal-align="justify" draw:textarea-vertical-align="middle" draw:auto-grow-height="false" fo:min-height="0.2307in" fo:min-width="1.3346in" fo:padding-top="0.0201in" fo:padding-bottom="0.0201in" fo:padding-left="0.0201in" fo:padding-right="0.0201in" draw:shadow-opacity="0%" style:run-through="foreground" style:vertical-pos="from-top" style:vertical-rel="paragraph" style:horizontal-pos="from-left" style:horizontal-rel="paragraph" draw:wrap-influence-on-position="once-concurrent" style:flow-with-text="false"/>
    </style:style>
    <style:style style:name="gr28" style:family="graphic">
      <style:graphic-properties svg:stroke-width="0.0402in" draw:marker-start-width="0.2602in" draw:marker-end-width="0.2602in" draw:fill-color="#ffffff" draw:opacity="0%" draw:textarea-horizontal-align="justify" draw:textarea-vertical-align="middle" draw:auto-grow-height="false" fo:min-height="0.6575in" fo:min-width="2.2827in" fo:padding-top="0.0201in" fo:padding-bottom="0.0201in" fo:padding-left="0.0201in" fo:padding-right="0.0201in" draw:shadow-opacity="0%" style:run-through="foreground" style:vertical-pos="from-top" style:vertical-rel="paragraph" style:horizontal-pos="from-left" style:horizontal-rel="paragraph" draw:wrap-influence-on-position="once-concurrent" style:flow-with-text="false"/>
    </style:style>
    <style:style style:name="gr29" style:family="graphic">
      <style:graphic-properties svg:stroke-width="0.0402in" svg:stroke-color="#ff3333" draw:marker-start-width="0.2602in" draw:marker-end="Arrow" draw:marker-end-width="0.1201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12. </text:span>while <text:span text:style-name="T5">Loops</text:span></text:p>
      <text:p text:style-name="P7"/>
      <text:p text:style-name="P7"/>
      <text:p text:style-name="P9">Objectives</text:p>
      <text:list xml:id="list2445770772260843428" text:style-name="L1">
        <text:list-item>
          <text:p text:style-name="P28">Write <text:span text:style-name="T16">while</text:span>-loops</text:p>
        </text:list-item>
        <text:list-item>
          <text:p text:style-name="P28">Use sentinel values to exit a while-loop</text:p>
        </text:list-item>
      </text:list>
      <text:p text:style-name="P7"/>
      <text:p text:style-name="P7">Like the <text:span text:style-name="T2">for</text:span>-loop, the <text:span text:style-name="T18">purpose of the </text:span><text:span text:style-name="T2">while</text:span>-loop is to repeat a block of statements (or just a statement). <text:span text:style-name="T18">While t</text:span>here is a difference,<text:span text:style-name="T18"> o</text:span>nce you know how the <text:span text:style-name="T2">for</text:span>-loop works, the <text:span text:style-name="T16">while</text:span>-loop is easy: the <text:span text:style-name="T2">while</text:span>-loop is a simplification of the <text:span text:style-name="T2">for</text:span>-loop. </text:p>
      <text:p text:style-name="P16"><text:span text:style-name="T2">while</text:span>-loop</text:p>
      <text:p text:style-name="P7"/>
      <text:p text:style-name="P7">First run this. I'm not going to explain it since this is old stuff.</text:p>
      <table:table table:name="Table1" table:style-name="Table1">
        <table:table-column table:style-name="Table1.A"/>
        <table:table-header-rows>
          <table:table-row>
            <table:table-cell table:style-name="Table1.A1" office:value-type="string">
              <text:p text:style-name="P19">int sum = 0;</text:p>
              <text:p text:style-name="P19">for (int i = 1; i &lt;= 10; i++)</text:p>
              <text:p text:style-name="P19">{</text:p>
              <text:p text:style-name="P19"><text:s text:c="4"/>sum += i;</text:p>
              <text:p text:style-name="P19"><text:s text:c="4"/>std::cout &lt;&lt; "i:" &lt;&lt; i &lt;&lt; " <text:s/>sum:" &lt;&lt; sum </text:p>
              <text:p text:style-name="P19"><text:s text:c="14"/>&lt;&lt; std::endl;</text:p>
              <text:p text:style-name="P19">}</text:p>
              <text:p text:style-name="P19">std::cout &lt;&lt; "sum:" &lt;&lt; sum &lt;&lt; std::endl;</text:p>
            </table:table-cell>
          </table:table-row>
        </table:table-header-rows>
      </table:table>
      <text:p text:style-name="P7"/>
      <text:p text:style-name="P7">Now try this:</text:p>
      <table:table table:name="Table9" table:style-name="Table9">
        <table:table-column table:style-name="Table9.A"/>
        <table:table-header-rows>
          <table:table-row>
            <table:table-cell table:style-name="Table9.A1" office:value-type="string">
              <text:p text:style-name="P19">int sum = 0;</text:p>
              <text:p text:style-name="P21">int i = 1;</text:p>
              <text:p text:style-name="P21">for (; i &lt;= 10;)</text:p>
              <text:p text:style-name="P19">{</text:p>
              <text:p text:style-name="P19"><text:s text:c="4"/>sum += i;</text:p>
              <text:p text:style-name="P19"><text:s text:c="4"/>std::cout &lt;&lt; "i:" &lt;&lt; i &lt;&lt; " <text:s/>sum:" &lt;&lt; sum </text:p>
              <text:p text:style-name="P19"><text:s text:c="14"/>&lt;&lt; std::endl;</text:p>
              <text:p text:style-name="P19"><text:s text:c="4"/><text:span text:style-name="T8">i++;</text:span></text:p>
              <text:p text:style-name="P19">}</text:p>
              <text:p text:style-name="P19">std::cout &lt;&lt; "sum:" &lt;&lt; sum &lt;&lt; std::endl;</text:p>
            </table:table-cell>
          </table:table-row>
        </table:table-header-rows>
      </table:table>
      <text:p text:style-name="P9"/>
      <text:p text:style-name="P7">The program works the same right? One final modification:</text:p>
      <table:table table:name="Table45" table:style-name="Table45">
        <table:table-column table:style-name="Table45.A"/>
        <table:table-header-rows>
          <table:table-row>
            <table:table-cell table:style-name="Table45.A1" office:value-type="string">
              <text:p text:style-name="P19">int sum = 0;</text:p>
              <text:p text:style-name="P19">int i = 1;</text:p>
              <text:p text:style-name="P21">while (i &lt;= 10)</text:p>
              <text:p text:style-name="P19">{</text:p>
              <text:p text:style-name="P19"><text:s text:c="4"/>sum += i;</text:p>
              <text:p text:style-name="P19"><text:s text:c="4"/>std::cout &lt;&lt; "i:" &lt;&lt; i &lt;&lt; " <text:s/>sum:" &lt;&lt; sum </text:p>
              <text:p text:style-name="P19"><text:s text:c="14"/>&lt;&lt; std::endl;</text:p>
              <text:p text:style-name="P19"><text:s text:c="4"/>i++;</text:p>
              <text:p text:style-name="P19">}</text:p>
              <text:p text:style-name="P19">std::cout &lt;&lt; "sum:" &lt;&lt; sum &lt;&lt; std::endl;</text:p>
            </table:table-cell>
          </table:table-row>
        </table:table-header-rows>
      </table:table>
      <text:p text:style-name="P7"/>
      <text:p text:style-name="P23">That's all there is <text:span text:style-name="T19">to it</text:span>.</text:p>
      <text:p text:style-name="P23"/>
      <text:p text:style-name="P7">The <text:span text:style-name="T2">while</text:span>-loop is just the <text:span text:style-name="T2">for</text:span>-loop without the initialization and the update part; the <text:span text:style-name="T2">while</text:span>-loop only ha<text:span text:style-name="T19">s</text:span> the boolean condition from the <text:span text:style-name="T2">for</text:span>-loop. So if a <text:span text:style-name="T2">while</text:span>-loop must perform an initialization and/<text:span text:style-name="T19">or an</text:span> update, you <text:span text:style-name="T19">can put</text:span> them <text:span text:style-name="T19">in the following spots</text:span>:</text:p>
      <table:table table:name="Table17" table:style-name="Table17">
        <table:table-column table:style-name="Table17.A"/>
        <table:table-row>
          <table:table-cell table:style-name="Table17.A1" office:value-type="string">
            <text:p text:style-name="P5">int sum = 0;</text:p>
            <text:p text:style-name="P22">int i = 1; <text:s text:c="13"/>// INITIALIZATION</text:p>
            <text:p text:style-name="P20">while (<text:span text:style-name="T8">i &lt;= 10</text:span>) <text:tab/><text:tab/><text:span text:style-name="T8">// BOOLEAN CONDITION</text:span></text:p>
            <text:p text:style-name="P20">{</text:p>
            <text:p text:style-name="P20"><text:s text:c="4"/>sum += i;</text:p>
            <text:p text:style-name="P22"><text:s text:c="4"/>i++; <text:s text:c="15"/>// UPDATE</text:p>
            <text:p text:style-name="P20">}</text:p>
          </table:table-cell>
        </table:table-row>
      </table:table>
      <text:p text:style-name="P4"/>
      <text:p text:style-name="P15"/>
      <text:p text:style-name="P24"><text:soft-page-break/><text:span text:style-name="T9">By the way, t</text:span>here is a slight difference between the <text:span text:style-name="T2">while</text:span>-loop and <text:span text:style-name="T2">for</text:span>-loop. The difference has nothing to do with the flow of execution. It has to do with where we declare variables in loops. (This was already mentioned earlier in the notes on <text:span text:style-name="T2">for</text:span>-loops).</text:p>
      <text:p text:style-name="P9"/>
      <text:p text:style-name="P7">Look at these:</text:p>
      <text:p text:style-name="P7"/>
      <table:table table:name="Table3" table:style-name="Table3">
        <table:table-column table:style-name="Table3.A"/>
        <table:table-header-rows>
          <table:table-row>
            <table:table-cell table:style-name="Table3.A1" office:value-type="string">
              <text:p text:style-name="P19">int sum = 0;</text:p>
              <text:p text:style-name="P19">for (int i = 1; i &lt;= 10; i++) </text:p>
              <text:p text:style-name="P19">{</text:p>
              <text:p text:style-name="P19"><text:s text:c="4"/>sum += i;</text:p>
              <text:p text:style-name="P19"><text:s text:c="4"/>std::cout &lt;&lt; "i:" &lt;&lt; i &lt;&lt; " <text:s/>sum:" &lt;&lt; sum </text:p>
              <text:p text:style-name="P19"><text:s text:c="14"/>&lt;&lt; std::endl;</text:p>
              <text:p text:style-name="P19">}</text:p>
              <text:p text:style-name="P21">std::cout &lt;&lt; "i:" &lt;&lt; i &lt;&lt; " <text:s/>sum:" &lt;&lt; sum </text:p>
              <text:p text:style-name="P21"><text:s text:c="10"/>&lt;&lt; std::endl;</text:p>
            </table:table-cell>
          </table:table-row>
        </table:table-header-rows>
      </table:table>
      <text:p text:style-name="P7"/>
      <table:table table:name="Table2" table:style-name="Table2">
        <table:table-column table:style-name="Table2.A"/>
        <table:table-header-rows>
          <table:table-row>
            <table:table-cell table:style-name="Table2.A1" office:value-type="string">
              <text:p text:style-name="P19">int sum = 0;</text:p>
              <text:p text:style-name="P19">int i = 1;</text:p>
              <text:p text:style-name="P19">while (i &lt;= 10)</text:p>
              <text:p text:style-name="P19">{</text:p>
              <text:p text:style-name="P19"><text:s text:c="4"/>sum += i;</text:p>
              <text:p text:style-name="P19"><text:s text:c="4"/>std::cout &lt;&lt; "i:" &lt;&lt; i &lt;&lt; " <text:s/>sum:" &lt;&lt; sum &lt;&lt; </text:p>
              <text:p text:style-name="P19"><text:s text:c="8"/>std::endl;</text:p>
              <text:p text:style-name="P19"><text:s text:c="4"/>i++;</text:p>
              <text:p text:style-name="P19">}</text:p>
              <text:p text:style-name="P21">std::cout &lt;&lt; "i:" &lt;&lt; i &lt;&lt; " <text:s/>sum:" &lt;&lt; sum </text:p>
              <text:p text:style-name="P21"><text:s text:c="10"/>&lt;&lt; std::endl;</text:p>
            </table:table-cell>
          </table:table-row>
        </table:table-header-rows>
      </table:table>
      <text:p text:style-name="P7"/>
      <text:p text:style-name="P13">Because the variable <text:span text:style-name="T2">i</text:span> in the second example is declare<text:span text:style-name="T20">d</text:span> outside the <text:span text:style-name="T2">while</text:span>-loop, it is still available after exiting the <text:span text:style-name="T2">while</text:span>-loop. In the case of the <text:span text:style-name="T2">for</text:span>-loop, the variable <text:span text:style-name="T2">i</text:span> is destroyed when you exit the <text:span text:style-name="T2">for</text:span>-loop.</text:p>
      <text:p text:style-name="P16">Flow of execution in a <text:span text:style-name="T2">while</text:span> loop</text:p>
      <text:p text:style-name="P7"/>
      <text:p text:style-name="P7">Recall that the flow of execution for the <text:span text:style-name="T16">for</text:span>-loop looks like this:</text:p>
      <text:p text:style-name="P7"><draw:rect text:anchor-type="paragraph" draw:z-index="0" draw:style-name="gr1" draw:text-style-name="P29" svg:width="3.9689in" svg:height="0.448in" svg:x="0.2555in" svg:y="0.1591in"><text:p/></draw:rect></text:p>
      <text:p text:style-name="P7"/>
      <text:p text:style-name="P24"><draw:polyline text:anchor-type="paragraph" draw:z-index="4" draw:style-name="gr3" draw:text-style-name="P30" svg:width="4.5012in" svg:height="0.8823in" draw:transform="rotate (-2.94541764566563) translate (4.54097222222586in 0.449305555554055in)" svg:viewBox="0 0 11434 2242" draw:points="644,847 0,716 138,0 11275,2242 11434,1568 10887,1455"><text:p/></draw:polyline><text:tab/></text:p>
      <text:p text:style-name="P25"/>
      <text:p text:style-name="P25"/>
      <text:p text:style-name="P25"><draw:rect text:anchor-type="paragraph" draw:z-index="2" draw:style-name="gr2" draw:text-style-name="P29" svg:width="3.9689in" svg:height="1.3169in" svg:x="0.2244in" svg:y="0.0736in"><text:p/></draw:rect><draw:polyline text:anchor-type="paragraph" draw:z-index="5" draw:style-name="gr4" draw:text-style-name="P30" svg:width="1.0724in" svg:height="0.1559in" svg:x="0.2244in" svg:y="0.1299in" svg:viewBox="0 0 2725 397" draw:points="0,265 566,265 529,26 2725,0 2725,397"><text:p/></draw:polyline><draw:polyline text:anchor-type="paragraph" draw:z-index="10" draw:style-name="gr9" draw:text-style-name="P30" svg:width="1.037in" svg:height="1.2094in" draw:transform="rotate (2.81608874809285) translate (4.01944444445346in 1.38124999998818in)" svg:viewBox="0 0 2635 3073" draw:points="2635,0 0,891 739,3073 2351,2531 2200,2138"><text:p/></draw:polyline><draw:polyline text:anchor-type="paragraph" draw:z-index="11" draw:style-name="gr10" draw:text-style-name="P30" svg:width="0.974in" svg:height="0.5307in" draw:transform="rotate (-3.14159265358979) translate (3.49513888889176in 0.671527777777667in)" svg:viewBox="0 0 2475 1349" draw:points="0,529 0,503 26,0 1402,26 1402,1349 2475,1349 2475,924"><text:p/></draw:polyline></text:p>
      <text:p text:style-name="P25"><draw:rect text:anchor-type="paragraph" draw:z-index="14" draw:style-name="gr1" draw:text-style-name="P29" svg:width="0.7087in" svg:height="0.237in" svg:x="2.1307in" svg:y="0.15in"><text:p/></draw:rect><draw:rect text:anchor-type="paragraph" draw:z-index="15" draw:style-name="gr1" draw:text-style-name="P29" svg:width="0.7087in" svg:height="0.237in" svg:x="3.0354in" svg:y="0.1409in"><text:p/></draw:rect><draw:rect text:anchor-type="paragraph" draw:z-index="13" draw:style-name="gr1" draw:text-style-name="P29" svg:width="0.7087in" svg:height="0.237in" svg:x="1.0055in" svg:y="0.1283in"><text:p/></draw:rect><text:tab/></text:p>
      <text:p text:style-name="P25"><draw:polyline text:anchor-type="paragraph" draw:z-index="6" draw:style-name="gr5" draw:text-style-name="P30" svg:width="0.265in" svg:height="0in" svg:x="1.8654in" svg:y="0.0772in" svg:viewBox="0 0 674 0" draw:points="0,0 445,0 409,0 674,0"><text:p/></draw:polyline><text:tab/>for ( <text:s text:c="9"/>; <text:s text:c="11"/>; <text:s text:c="10"/>)</text:p>
      <text:p text:style-name="P25"><draw:line text:anchor-type="paragraph" draw:z-index="7" draw:style-name="gr6" draw:text-style-name="P30" svg:x1="2.4638in" svg:y1="0.0457in" svg:x2="2.4638in" svg:y2="0.2504in"><text:p/></draw:line></text:p>
      <text:p text:style-name="P25"><draw:polyline text:anchor-type="paragraph" draw:z-index="8" draw:style-name="gr7" draw:text-style-name="P30" svg:width="1.9768in" svg:height="0.928in" draw:transform="rotate (-2.6782077371853) translate (2.46388888888889in 0.145138888888864in)" svg:viewBox="0 0 5022 2358" draw:points="0,0 0,0 4710,2358 5022,1729 4041,1238"><text:p/></draw:polyline></text:p>
      <text:p text:style-name="P25"><draw:rect text:anchor-type="paragraph" draw:z-index="3" draw:style-name="gr1" draw:text-style-name="P29" svg:width="2.1358in" svg:height="0.2713in" svg:x="0.8492in" svg:y="0.1173in"><text:p/></draw:rect> <text:s text:c="4"/>true</text:p>
      <text:p text:style-name="P26"><draw:polyline text:anchor-type="paragraph" draw:z-index="9" draw:style-name="gr8" draw:text-style-name="P30" svg:width="3.8079in" svg:height="0.2724in" draw:transform="rotate (-0.0516617458590327) translate (0.390972222222222in 0.10486111111098in)" svg:viewBox="0 0 9673 693" draw:points="0,0 35,693 9673,178"><text:p/></draw:polyline><text:tab/></text:p>
      <text:p text:style-name="P26"><text:s text:c="5"/>false</text:p>
      <text:p text:style-name="P25"><draw:polyline text:anchor-type="paragraph" draw:z-index="12" draw:style-name="gr3" draw:text-style-name="P30" svg:width="4.5094in" svg:height="0.8803in" draw:transform="rotate (-2.94541764566563) translate (4.52986111111479in 0.325694444442918in)" svg:viewBox="0 0 11455 2237" draw:points="646,848 0,723 139,0 11278,2237 11455,1319 10887,1196"><text:p/></draw:polyline></text:p>
      <text:p text:style-name="P25"/>
      <text:p text:style-name="P25"/>
      <text:p text:style-name="P25"><draw:rect text:anchor-type="paragraph" draw:z-index="1" draw:style-name="gr1" draw:text-style-name="P29" svg:width="3.9689in" svg:height="0.4433in" svg:x="0.2453in" svg:y="0.0866in"><text:p/></draw:rect></text:p>
      <text:p text:style-name="P26"><text:tab/></text:p>
      <text:p text:style-name="P26"/>
      <text:p text:style-name="P26"/>
      <text:p text:style-name="P26"/>
      <text:p text:style-name="P24">Here's the flow of execution of the <text:span text:style-name="T16">while</text:span>-loop:</text:p>
      <text:p text:style-name="P7"><draw:rect text:anchor-type="paragraph" draw:z-index="16" draw:style-name="gr1" draw:text-style-name="P29" svg:width="3.9689in" svg:height="0.448in" svg:x="0.2555in" svg:y="0.1591in"><text:p/></draw:rect></text:p>
      <text:p text:style-name="P7"/>
      <text:p text:style-name="P24"><draw:polyline text:anchor-type="paragraph" draw:z-index="20" draw:style-name="gr3" draw:text-style-name="P30" svg:width="4.5059in" svg:height="0.8831in" draw:transform="rotate (-2.94541764566563) translate (4.54305555555925in 0.450694444442934in)" svg:viewBox="0 0 11446 2244" draw:points="647,855 0,727 141,0 11280,2244 11446,1577 10901,1469"><text:p/></draw:polyline><text:tab/></text:p>
      <text:p text:style-name="P25"/>
      <text:p text:style-name="P25"/>
      <text:p text:style-name="P25"><draw:rect text:anchor-type="paragraph" draw:z-index="18" draw:style-name="gr2" draw:text-style-name="P29" svg:width="3.9689in" svg:height="1.3169in" svg:x="0.2244in" svg:y="0.0736in"><text:p/></draw:rect><draw:polyline text:anchor-type="paragraph" draw:z-index="21" draw:style-name="gr4" draw:text-style-name="P30" svg:width="1.0724in" svg:height="0.1559in" svg:x="0.2244in" svg:y="0.1299in" svg:viewBox="0 0 2725 397" draw:points="0,265 566,265 529,26 2725,0 2725,397"><text:p/></draw:polyline><draw:polyline text:anchor-type="paragraph" draw:z-index="25" draw:style-name="gr9" draw:text-style-name="P30" svg:width="1.037in" svg:height="1.2087in" draw:transform="rotate (2.81608874809285) translate (4.02222222223127in 1.38055555554373in)" svg:viewBox="0 0 2635 3071" draw:points="2635,0 0,891 751,3071 2357,2535 2210,2129"><text:p/></draw:polyline></text:p>
      <text:p text:style-name="P25"><draw:rect text:anchor-type="paragraph" draw:z-index="27" draw:style-name="gr1" draw:text-style-name="P29" svg:width="2.5941in" svg:height="0.237in" svg:x="1.1516in" svg:y="0.1283in"><text:p/></draw:rect><text:tab/></text:p>
      <text:p text:style-name="P25"><text:tab/>while ( <text:s text:c="32"/>)</text:p>
      <text:p text:style-name="P25"><draw:line text:anchor-type="paragraph" draw:z-index="22" draw:style-name="gr6" draw:text-style-name="P30" svg:x1="2.4638in" svg:y1="0.0457in" svg:x2="2.4638in" svg:y2="0.2504in"><text:p/></draw:line></text:p>
      <text:p text:style-name="P25"><draw:polyline text:anchor-type="paragraph" draw:z-index="23" draw:style-name="gr7" draw:text-style-name="P30" svg:width="1.9768in" svg:height="0.928in" draw:transform="rotate (-2.6782077371853) translate (2.46388888888889in 0.145833333333313in)" svg:viewBox="0 0 5022 2358" draw:points="0,0 0,0 4710,2358 5022,1729 4038,1235"><text:p/></draw:polyline></text:p>
      <text:p text:style-name="P25"><draw:rect text:anchor-type="paragraph" draw:z-index="19" draw:style-name="gr1" draw:text-style-name="P29" svg:width="2.1358in" svg:height="0.2713in" svg:x="0.8492in" svg:y="0.1173in"><text:p/></draw:rect> <text:s text:c="4"/>true</text:p>
      <text:p text:style-name="P26"><draw:polyline text:anchor-type="paragraph" draw:z-index="24" draw:style-name="gr8" draw:text-style-name="P30" svg:width="3.8039in" svg:height="0.2622in" draw:transform="rotate (-0.0516617458590327) translate (0.390972222222222in 0.104861111111106in)" svg:viewBox="0 0 9663 667" draw:points="0,0 19,667 9663,178"><text:p/></draw:polyline><text:tab/></text:p>
      <text:p text:style-name="P26"><text:s text:c="5"/>false</text:p>
      <text:p text:style-name="P25"><draw:polyline text:anchor-type="paragraph" draw:z-index="26" draw:style-name="gr3" draw:text-style-name="P30" svg:width="4.5087in" svg:height="0.8787in" draw:transform="rotate (-2.94541764566563) translate (4.52916666667025in 0.322916666665166in)" svg:viewBox="0 0 11453 2233" draw:points="649,847 0,711 138,0 11278,2233 11453,1302 10883,1184"><text:p/></draw:polyline></text:p>
      <text:p text:style-name="P25"/>
      <text:p text:style-name="P25"/>
      <text:p text:style-name="P25"><draw:rect text:anchor-type="paragraph" draw:z-index="17" draw:style-name="gr1" draw:text-style-name="P29" svg:width="3.9689in" svg:height="0.4433in" svg:x="0.2453in" svg:y="0.0866in"><text:p/></draw:rect></text:p>
      <text:p text:style-name="P26"><text:tab/></text:p>
      <text:p text:style-name="P26"/>
      <text:p text:style-name="P26"/>
      <text:p text:style-name="P24"/>
      <text:p text:style-name="P24"/>
      <text:p text:style-name="P16">More Examples</text:p>
      <text:p text:style-name="P12"/>
      <text:p text:style-name="P7">Here's a typical example <text:span text:style-name="T20">that uses</text:span> the <text:span text:style-name="T2">while</text:span>-loop.</text:p>
      <table:table table:name="Table4" table:style-name="Table4">
        <table:table-column table:style-name="Table4.A"/>
        <table:table-row>
          <table:table-cell table:style-name="Table4.A1" office:value-type="string">
            <text:p text:style-name="P25">int i = 0;</text:p>
            <text:p text:style-name="P25">std::cout &lt;&lt; "gimme a number ...";</text:p>
            <text:p text:style-name="P25">std::cin &gt;&gt; i;</text:p>
            <text:p text:style-name="P25">while (i != 42)</text:p>
            <text:p text:style-name="P25">{</text:p>
            <text:p text:style-name="P25"><text:s text:c="4"/>std::cout &lt;&lt; "so 42 is not your fav number?";</text:p>
            <text:p text:style-name="P25"><text:s text:c="14"/>&lt;&lt; std::endl;</text:p>
            <text:p text:style-name="P25"/>
            <text:p text:style-name="P25"><text:s text:c="4"/>std::cout &lt;&lt; "gimme a number ...";</text:p>
            <text:p text:style-name="P25"><text:s text:c="4"/>std::cin &gt;&gt; i;<text:line-break/>} </text:p>
          </table:table-cell>
        </table:table-row>
      </table:table>
      <text:p text:style-name="P9"/>
      <text:p text:style-name="P7">Notice something about this <text:span text:style-name="T2">while</text:span>-loop?</text:p>
      <text:p text:style-name="P7"/>
      <text:p text:style-name="P7">Hmmmm ....there is <text:span text:style-name="T10">no control variable</text:span> <text:span text:style-name="T20">un</text:span>like our <text:span text:style-name="T2">for</text:span>-loop examples. Now try this:</text:p>
      <text:p text:style-name="P7"/>
      <table:table table:name="Table5" table:style-name="Table5">
        <table:table-column table:style-name="Table5.A"/>
        <table:table-row>
          <table:table-cell table:style-name="Table5.A1" office:value-type="string">
            <text:p text:style-name="P27">int sum = 0;</text:p>
            <text:p text:style-name="P25">int i = 0;</text:p>
            <text:p text:style-name="P25">std::cout &lt;&lt; "gimme a number ...";</text:p>
            <text:p text:style-name="P25">std::cin &gt;&gt; i;</text:p>
            <text:p text:style-name="P25">while (i != 42)</text:p>
            <text:p text:style-name="P25">{</text:p>
            <text:p text:style-name="P27"><text:s text:c="4"/>sum += i;</text:p>
            <text:p text:style-name="P25"><text:s text:c="4"/>std::cout &lt;&lt; "sum: " &lt;&lt; <text:s/>sum &lt;&lt; std::endl;</text:p>
            <text:p text:style-name="P25"><text:s text:c="4"/></text:p>
            <text:p text:style-name="P25"><text:s text:c="4"/>std::cout &lt;&lt; "gimme a number ...";</text:p>
            <text:p text:style-name="P25"><text:s text:c="4"/>std::cin &gt;&gt; i;<text:line-break/>}</text:p>
            <text:p text:style-name="P25">std::cout &lt;&lt; "final sum: " &lt;&lt; <text:s/>sum &lt;&lt; std::endl;</text:p>
          </table:table-cell>
        </table:table-row>
      </table:table>
      <text:p text:style-name="P9"/>
      <text:p text:style-name="P7">In general, if you want to process a bunch of numbers, you can run over these numbers in two different ways: Either the program knows how to compute them (example: the numbers are 1, 2, 3, 4, 5, 6, 7, 8, 9, 10) or the program does not (example: it's based on user input). </text:p>
      <text:p text:style-name="P7"/>
      <text:p text:style-name="P7">For the first case, you <text:span text:style-name="T22">should</text:span> use the <text:span text:style-name="T10">for-loop</text:span> with a <text:span text:style-name="T10">control or index or counter variable</text:span> running over the values. </text:p>
      <text:p text:style-name="P7"/>
      <text:p text:style-name="P7">For the second case, you <text:span text:style-name="T22">should</text:span> use the <text:span text:style-name="T10">while-loop</text:span>. To let the user stop the data process<text:span text:style-name="T20">ing</text:span>, you have to pick a special value for the user to use to indicate end-of-data. This special value is called the <text:span text:style-name="T10">sentinel value</text:span>.</text:p>
      <text:p text:style-name="P7"/>
      <text:p text:style-name="P7">Now I want you to step back and look at the “structure” of the above program:</text:p>
      <text:p text:style-name="P7"><text:soft-page-break/></text:p>
      <text:p text:style-name="P7"><text:tab/>initialization</text:p>
      <text:p text:style-name="P7"><text:tab/>prompt user for data</text:p>
      <text:p text:style-name="P7"><text:tab/>while value of data is not sentinel value:</text:p>
      <text:p text:style-name="P7"><text:tab/><text:tab/>process data</text:p>
      <text:p text:style-name="P7"><text:tab/><text:tab/>prompt user for data</text:p>
      <text:p text:style-name="P7"/>
      <text:p text:style-name="P7">Note that there is code duplication:</text:p>
      <text:p text:style-name="P7"/>
      <text:p text:style-name="P7"><text:tab/>initialization</text:p>
      <text:p text:style-name="P9"><text:tab/>prompt user for data</text:p>
      <text:p text:style-name="P7"><text:tab/>while value of data is not sentinel value:</text:p>
      <text:p text:style-name="P7"><text:tab/><text:tab/>process data</text:p>
      <text:p text:style-name="P9"><text:tab/><text:tab/>prompt user for data</text:p>
      <text:p text:style-name="P9"/>
      <text:p text:style-name="P9"/>
      <text:p text:style-name="P9">Exercise. <text:span text:style-name="T11">Write a program that continually “rolls a die” and prints the face value of the die until 6 is reached. (Use rand() to generate a random integer between 1 and 6.)</text:span></text:p>
      <text:p text:style-name="P9"/>
      <text:p text:style-name="P9"/>
      <text:p text:style-name="P9">Exercise.<text:span text:style-name="T11"> Write a program that computes the product of integers entered by the user. Use a sentinel value of 0 to indicate the end of data. Here's the skeleton code:</text:span></text:p>
      <table:table table:name="Table6" table:style-name="Table6">
        <table:table-column table:style-name="Table6.A"/>
        <table:table-row>
          <table:table-cell table:style-name="Table6.A1" office:value-type="string">
            <text:p text:style-name="P27">int product = _____;</text:p>
            <text:p text:style-name="P25">int i = 0;</text:p>
            <text:p text:style-name="P25"/>
            <text:p text:style-name="P25">std::cout &lt;&lt; "gimme a number ...";</text:p>
            <text:p text:style-name="P25">std::cin &gt;&gt; i;</text:p>
            <text:p text:style-name="P27">while (__________)</text:p>
            <text:p text:style-name="P25">{</text:p>
            <text:p text:style-name="P26"><text:s text:c="4"/>_____________________;</text:p>
            <text:p text:style-name="P25"><text:s text:c="4"/>std::cout &lt;&lt; "product: " &lt;&lt; product &lt;&lt; std::endl;</text:p>
            <text:p text:style-name="P25"><text:s text:c="4"/></text:p>
            <text:p text:style-name="P25"><text:s text:c="4"/>std::cout &lt;&lt; "gimme a number ...";</text:p>
            <text:p text:style-name="P25"><text:s text:c="4"/>std::cin &gt;&gt; i;<text:line-break/>}</text:p>
            <text:p text:style-name="P25">std::cout &lt;&lt; "final product: " &lt;&lt; product </text:p>
            <text:p text:style-name="P25"><text:s text:c="10"/>&lt;&lt; std::endl;</text:p>
          </table:table-cell>
        </table:table-row>
      </table:table>
      <text:p text:style-name="P7"/>
      <text:p text:style-name="P7"/>
      <text:p text:style-name="P9">Exercise. <text:span text:style-name="T11">Write a program that computes the cost of head grafting surgery. Each head costs $100.42. Display the total number of heads requested. The program exits the loop when the number of heads requested is zero. Here is the skeleton code:</text:span></text:p>
      <table:table table:name="Table7" table:style-name="Table7">
        <table:table-column table:style-name="Table7.A"/>
        <table:table-row>
          <table:table-cell table:style-name="Table7.A1" office:value-type="string">
            <text:p text:style-name="P26">int heads = 0;</text:p>
            <text:p text:style-name="P26">double cost = 0.0;</text:p>
            <text:p text:style-name="P26">int totalHeads = _____;</text:p>
            <text:p text:style-name="P26">double totalCost = _____;</text:p>
            <text:p text:style-name="P26"/>
            <text:p text:style-name="P25">std::cout &lt;&lt; "how many heads? ";</text:p>
            <text:p text:style-name="P25">std::cin &gt;&gt; heads;</text:p>
            <text:p text:style-name="P27">while (__________)</text:p>
            <text:p text:style-name="P25"><text:soft-page-break/>{</text:p>
            <text:p text:style-name="P25"><text:s text:c="4"/>cost = ________________________________;</text:p>
            <text:p text:style-name="P25"><text:s text:c="4"/>totalHeads = ______________________________;</text:p>
            <text:p text:style-name="P25"><text:s text:c="4"/>totalCost = ______________________________;</text:p>
            <text:p text:style-name="P25"/>
            <text:p text:style-name="P25"><text:s text:c="4"/>std::cout &lt;&lt; "total heads requested: " </text:p>
            <text:p text:style-name="P25"><text:s text:c="14"/>&lt;&lt; totalHeads &lt;&lt; std::endl</text:p>
            <text:p text:style-name="P25"><text:s text:c="14"/>&lt;&lt; "total cost: " </text:p>
            <text:p text:style-name="P25"><text:s text:c="14"/>&lt;&lt; totalHeads &lt;&lt; '\n' &lt;&lt; std::endl;</text:p>
            <text:p text:style-name="P25"><text:s text:c="4"/></text:p>
            <text:p text:style-name="P25"><text:s text:c="4"/>// prompt for heads</text:p>
            <text:p text:style-name="P25">}</text:p>
            <text:p text:style-name="P25"/>
            <text:p text:style-name="P25">std::cout &lt;&lt; "your final bill:" &lt;&lt; totalCost &lt;&lt; '\n'</text:p>
            <text:p text:style-name="P25"><text:s text:c="10"/>&lt;&lt; "i hope you enjoy your extra " </text:p>
            <text:p text:style-name="P25"><text:s text:c="10"/>&lt;&lt; totalHeads <text:s/>&lt;&lt; " heads" &lt;&lt; std::endl;</text:p>
          </table:table-cell>
        </table:table-row>
      </table:table>
      <text:p text:style-name="P7"/>
      <text:p text:style-name="P7"/>
      <text:p text:style-name="P7"><text:span text:style-name="T8">Exercise. </text:span>Due to popular demand and lack of staff and surgeons (and donors), we have to limit the number of extra heads per visit. <text:s/>Modify the above program so that the program exits the <text:span text:style-name="T16">while</text:span><text:span text:style-name="T21">-l</text:span>oop when the number of heads requested is zero or when the total number of heads requested exceeds 42.</text:p>
      <text:p text:style-name="P7"/>
      <text:p text:style-name="P10"/>
      <text:p text:style-name="P10"><text:span text:style-name="T8">Exercise.</text:span> Write a simple number guessing game. The program generates a random integer from 1 to 10 (inclusive), and continually prompts the user to guess the number until the correct answer is given. When you're done with that, get the program to print the number of tries.</text:p>
      <text:p text:style-name="P11"/>
      <text:p text:style-name="P11"/>
      <text:p text:style-name="P10"><text:span text:style-name="T8">Exercise.</text:span> Modify our multiplication game so that it keeps posing questions until the user answers 5 questions correctly. While prompting the user, print the number of correct answers. (Once you're done with that, make a slight modification to prompt the user for the number of correct answers before terminating the program.)</text:p>
      <text:p text:style-name="P10"/>
      <text:p text:style-name="P10"/>
      <text:p text:style-name="P10"><text:span text:style-name="T8">Exercise.</text:span> Modify the above program so that the program terminates when 5 <text:span text:style-name="T15">consecutive</text:span> correct answers are given.</text:p>
      <text:p text:style-name="P18">break</text:p>
      <text:p text:style-name="P12"/>
      <text:p text:style-name="P7">Fortunately the <text:span text:style-name="T2">break</text:span> statement works the same way for the <text:span text:style-name="T2">while</text:span>-loop <text:span text:style-name="T21">as it does for the </text:span><text:span text:style-name="T17">for</text:span><text:span text:style-name="T21">-loop</text:span>.</text:p>
      <text:p text:style-name="P7"/>
      <text:p text:style-name="P7"/>
      <text:p text:style-name="P12"><draw:g text:anchor-type="paragraph" draw:z-index="28" draw:style-name="gr11"><draw:rect draw:style-name="gr12" draw:text-style-name="P31" svg:width="2.8079in" svg:height="1.4642in" svg:x="0.3827in" svg:y="0in"><text:p/></draw:rect><draw:frame draw:style-name="gr13" draw:text-style-name="P33" svg:width="0.9067in" svg:height="0.2559in" svg:x="1.1016in" svg:y="0.6091in"><draw:text-box><text:p text:style-name="P32"><text:span text:style-name="T25">break;</text:span></text:p></draw:text-box></draw:frame><draw:line draw:style-name="gr14" draw:text-style-name="P30" svg:x1="0in" svg:y1="0.2516in" svg:x2="0.3874in" svg:y2="0.2417in"><text:p/></draw:line><draw:line draw:style-name="gr15" draw:text-style-name="P30" svg:x1="3.1902in" svg:y1="1.3362in" svg:x2="3.5768in" svg:y2="1.3461in"><text:p/></draw:line><draw:polyline draw:style-name="gr16" draw:text-style-name="P30" svg:width="0.8622in" svg:height="0.5606in" draw:transform="skewX (0.0829031394697307) rotate (-0.376991118430776) translate (2.56458333333149in 0.634722222225597in)" svg:viewBox="0 0 2191 1425" draw:points="0,270 686,0 1344,1425 2191,1076"><text:p/></draw:polyline><draw:rect draw:style-name="gr17" draw:text-style-name="P31" svg:width="1.8539in" svg:height="0.9768in" svg:x="0.8555in" svg:y="0.2445in"><text:p/></draw:rect><draw:frame draw:style-name="gr18" draw:text-style-name="P34" svg:width="3.1732in" svg:height="0.2571in" svg:x="3.6972in" svg:y="0.061in"><draw:text-box><text:p text:style-name="P32"><text:span text:style-name="T26">body of the looping structure</text:span></text:p></draw:text-box></draw:frame><draw:line draw:style-name="gr19" draw:text-style-name="P30" svg:x1="3.6378in" svg:y1="0.1882in" svg:x2="2.6953in" svg:y2="0.3291in"><text:p/></draw:line><draw:rect draw:style-name="gr20" draw:text-style-name="P31" svg:width="1.6606in" svg:height="0.2012in" svg:x="0.978in" svg:y="0.6299in"><text:p/></draw:rect></draw:g></text:p>
      <text:p text:style-name="P12"/>
      <text:p text:style-name="P12"/>
      <text:p text:style-name="P12"/>
      <text:p text:style-name="P12"/>
      <text:p text:style-name="P12"/>
      <text:p text:style-name="P7"/>
      <table:table table:name="Table8" table:style-name="Table8">
        <table:table-column table:style-name="Table8.A"/>
        <table:table-row>
          <table:table-cell table:style-name="Table8.A1" office:value-type="string">
            <text:p text:style-name="P25">int i = 0;</text:p>
            <text:p text:style-name="P25">while (i &lt; 1000)</text:p>
            <text:p text:style-name="P25">{</text:p>
            <text:p text:style-name="P25"><text:s text:c="4"/>std::cout &lt;&lt; i &lt;&lt; std::endl;</text:p>
            <text:p text:style-name="P25"><text:s text:c="4"/>if (i == 100) break;</text:p>
            <text:p text:style-name="P25"><text:s text:c="4"/>i++;</text:p>
            <text:p text:style-name="P25">}</text:p>
            <text:p text:style-name="P25">std::cout &lt;&lt; "out ... " &lt;&lt; i &lt;&lt; std::endl;</text:p>
          </table:table-cell>
        </table:table-row>
      </table:table>
      <text:p text:style-name="P7"/>
      <text:p text:style-name="P7">Again, the same advice for using the <text:span text:style-name="T2">break</text:span> statement in the <text:span text:style-name="T2">for</text:span>-loop applies: Don't overuse it.</text:p>
      <text:p text:style-name="P7"/>
      <text:p text:style-name="P7"/>
      <text:p text:style-name="P7"><text:span text:style-name="T8">Exercise.</text:span> What is the output? Work it out by hand and then check it by running the program.</text:p>
      <table:table table:name="Table15" table:style-name="Table15">
        <table:table-column table:style-name="Table15.A"/>
        <table:table-header-rows>
          <table:table-row>
            <table:table-cell table:style-name="Table15.A1" office:value-type="string">
              <text:p text:style-name="P19">int i = 0;</text:p>
              <text:p text:style-name="P19">while (i &lt;= 10)</text:p>
              <text:p text:style-name="P19">{</text:p>
              <text:p text:style-name="P19"><text:s text:c="4"/>std::cout &lt;&lt; "A " &lt;&lt; i &lt;&lt; ' '; </text:p>
              <text:p text:style-name="P19"><text:s text:c="4"/>i += 2;</text:p>
              <text:p text:style-name="P19"><text:s text:c="4"/>std::cout &lt;&lt; "B " &lt;&lt; i &lt;&lt; ' '; </text:p>
              <text:p text:style-name="P19"><text:s text:c="4"/>if (i &gt; 5) break;</text:p>
              <text:p text:style-name="P19"><text:s text:c="4"/>std::cout &lt;&lt; "C " &lt;&lt; i &lt;&lt; ' '; </text:p>
              <text:p text:style-name="P19"><text:s text:c="4"/>i += 3;</text:p>
              <text:p text:style-name="P19"><text:s text:c="4"/>std::cout &lt;&lt; "D " &lt;&lt; i &lt;&lt; '\n'; </text:p>
              <text:p text:style-name="P19"/>
              <text:p text:style-name="P19">}</text:p>
              <text:p text:style-name="P19">std::cout &lt;&lt; i &lt;&lt; std::endl;</text:p>
            </table:table-cell>
          </table:table-row>
        </table:table-header-rows>
      </table:table>
      <text:p text:style-name="P15"/>
      <text:p text:style-name="P14"/>
      <text:p text:style-name="P18">continue</text:p>
      <text:p text:style-name="P7"/>
      <text:p text:style-name="P7">Recall that this is the flow of execution for <text:span text:style-name="T2">continue</text:span> in the <text:span text:style-name="T2">for</text:span>-loop:</text:p>
      <text:p text:style-name="P8"><text:s text:c="3"/></text:p>
      <text:p text:style-name="P7"><draw:g text:anchor-type="paragraph" draw:z-index="29" draw:style-name="gr21"><draw:frame draw:name="Shape1" draw:style-name="gr22" draw:text-style-name="P35" svg:width="2.9689in" svg:height="1.3295in" svg:x="0.6602in" svg:y="0.002in"><draw:text-box><text:p><text:span text:style-name="T27">for ( <text:s text:c="3"/>; <text:s text:c="3"/>; <text:s text:c="3"/>)</text:span></text:p><text:p><text:span text:style-name="T27"/></text:p><text:p><text:span text:style-name="T27"><text:s text:c="8"/></text:span><text:span text:style-name="T27">continue;</text:span></text:p></draw:text-box></draw:frame><draw:custom-shape draw:name="Shape2" draw:style-name="gr23" draw:text-style-name="P36" svg:width="1.3752in" svg:height="0.2713in" svg:x="1.7957in" svg:y="0.6374in"><text:p/><draw:enhanced-geometry svg:viewBox="0 0 21600 21600" draw:type="rectangle" draw:enhanced-path="M 0 0 L 21600 0 21600 21600 0 21600 0 0 Z N"/></draw:custom-shape><draw:custom-shape draw:name="Shape3" draw:style-name="gr24" draw:text-style-name="P37" svg:width="2.3232in" svg:height="0.698in" svg:x="1.0559in" svg:y="0.4917in"><text:p/><draw:enhanced-geometry svg:viewBox="0 0 21600 21600" draw:type="rectangle" draw:enhanced-path="M 0 0 L 21600 0 21600 21600 0 21600 0 0 Z N"/></draw:custom-shape><draw:polyline draw:name="Shape4" draw:style-name="gr25" draw:text-style-name="P38" svg:width="0.6831in" svg:height="0.5484in" draw:transform="rotate (1.50970980297509) translate (3.00603906566287in 0.767297191856091in)" svg:viewBox="0 0 1736 1394" draw:points="0,234 97,1394 1736,1320 1656,0 1101,34"><text:p/></draw:polyline></draw:g></text:p>
      <text:p text:style-name="P7"/>
      <text:p text:style-name="P7"/>
      <text:p text:style-name="P7"/>
      <text:p text:style-name="P7"/>
      <text:p text:style-name="P7"/>
      <text:p text:style-name="P7"/>
      <text:p text:style-name="P7"/>
      <text:p text:style-name="P7"/>
      <text:p text:style-name="P7"/>
      <text:p text:style-name="P7">The <text:span text:style-name="T2">continue</text:span> statement works like this for the <text:span text:style-name="T2">while</text:span>-loop:</text:p>
      <text:p text:style-name="P7"><draw:frame text:anchor-type="paragraph" draw:z-index="30" draw:name="Shape1" draw:style-name="gr26" draw:text-style-name="P35" svg:width="2.9689in" svg:height="1.3295in" svg:x="0.6602in" svg:y="0.0992in"><draw:text-box><text:p><text:span text:style-name="T27">while ( <text:s text:c="4"/>)</text:span></text:p><text:p><text:span text:style-name="T27"/></text:p><text:p><text:span text:style-name="T27"><text:s text:c="8"/></text:span><text:span text:style-name="T27">continue;</text:span></text:p></draw:text-box></draw:frame><draw:custom-shape text:anchor-type="paragraph" draw:z-index="31" draw:name="Shape2" draw:style-name="gr27" draw:text-style-name="P36" svg:width="1.3752in" svg:height="0.2713in" svg:x="1.7957in" svg:y="0.7346in"><text:p/><draw:enhanced-geometry svg:viewBox="0 0 21600 21600" draw:type="rectangle" draw:enhanced-path="M 0 0 L 21600 0 21600 21600 0 21600 0 0 Z N"/></draw:custom-shape><draw:custom-shape text:anchor-type="paragraph" draw:z-index="32" draw:name="Shape3" draw:style-name="gr28" draw:text-style-name="P37" svg:width="2.3232in" svg:height="0.698in" svg:x="1.0563in" svg:y="0.589in"><text:p/><draw:enhanced-geometry svg:viewBox="0 0 21600 21600" draw:type="rectangle" draw:enhanced-path="M 0 0 L 21600 0 21600 21600 0 21600 0 0 Z N"/></draw:custom-shape></text:p>
      <text:p text:style-name="P7"><draw:polyline text:anchor-type="paragraph" draw:z-index="33" draw:name="Shape4" draw:style-name="gr29" draw:text-style-name="P38" svg:width="0.6831in" svg:height="1.5571in" draw:transform="rotate (1.50970980297509) translate (1.9993881453024in 0.643227783989985in)" svg:viewBox="0 0 1736 3956" draw:points="0,2795 97,3956 1736,3882 1499,0 818,42"><text:p/></draw:polyline></text:p>
      <text:p text:style-name="P7"/>
      <text:p text:style-name="P7"/>
      <text:p text:style-name="P7"/>
      <text:p text:style-name="P7"/>
      <text:p text:style-name="P7"/>
      <text:p text:style-name="P7"/>
      <text:p text:style-name="P7"/>
      <text:p text:style-name="P7"/>
      <text:p text:style-name="P7"/>
      <text:p text:style-name="P7"><text:span text:style-name="T8">Exercise.</text:span> What is the output? Work it out by hand and then check it by running the program.</text:p>
      <table:table table:name="Table13" table:style-name="Table13">
        <table:table-column table:style-name="Table13.A"/>
        <table:table-header-rows>
          <table:table-row>
            <table:table-cell table:style-name="Table13.A1" office:value-type="string">
              <text:p text:style-name="P19">int i = 0;</text:p>
              <text:p text:style-name="P19">while (i &lt;= 10)</text:p>
              <text:p text:style-name="P19">{</text:p>
              <text:p text:style-name="P19"><text:s text:c="4"/>i += 5;</text:p>
              <text:p text:style-name="P19"><text:s text:c="4"/>if (i &gt; 5) continue;</text:p>
              <text:p text:style-name="P19"><text:s text:c="4"/>i += 3;</text:p>
              <text:p text:style-name="P19">}</text:p>
              <text:p text:style-name="P19">std::cout &lt;&lt; i &lt;&lt; std::endl;</text:p>
            </table:table-cell>
          </table:table-row>
        </table:table-header-rows>
      </table:table>
      <text:p text:style-name="P15"/>
      <text:p text:style-name="P14"/>
      <text:p text:style-name="P7"><text:span text:style-name="T8">Exercise.</text:span> Here's an example. Run it.</text:p>
      <table:table table:name="Table10" table:style-name="Table10">
        <table:table-column table:style-name="Table10.A"/>
        <table:table-row>
          <table:table-cell table:style-name="Table10.A1" office:value-type="string">
            <text:p text:style-name="P25">int numHeads = 0;</text:p>
            <text:p text:style-name="P25">std::cout &lt;&lt; "how many heads do you have? ";</text:p>
            <text:p text:style-name="P25">std::cin &gt;&gt; numHeads;</text:p>
            <text:p text:style-name="P25">while (numHeads != 0)</text:p>
            <text:p text:style-name="P25">{</text:p>
            <text:p text:style-name="P25"><text:s text:c="4"/>std::cout &lt;&lt; "cool!" &lt;&lt; std::endl;<text:line-break/> </text:p>
            <text:p text:style-name="P25"><text:s text:c="4"/>std::cout &lt;&lt; "how many heads do you have?";</text:p>
            <text:p text:style-name="P25"><text:s text:c="4"/>std::cin &gt;&gt; numHeads;</text:p>
            <text:p text:style-name="P25">}</text:p>
          </table:table-cell>
        </table:table-row>
      </table:table>
      <text:p text:style-name="P7">Now insert code that prints “rubbish” and <text:span text:style-name="T2">continue</text:span> to the next iteration of the loop if <text:span text:style-name="T2">numHeads</text:span> is negative:</text:p>
      <table:table table:name="Table14" table:style-name="Table14">
        <table:table-column table:style-name="Table14.A"/>
        <text:soft-page-break/>
        <table:table-row>
          <table:table-cell table:style-name="Table14.A1" office:value-type="string">
            <text:p text:style-name="P25">int numHeads = 0;</text:p>
            <text:p text:style-name="P25">std::cout &lt;&lt; "how many heads do you have? ";</text:p>
            <text:p text:style-name="P25">std::cin &gt;&gt; numHeads;</text:p>
            <text:p text:style-name="P25">while (numHeads != 0)</text:p>
            <text:p text:style-name="P25">{</text:p>
            <text:p text:style-name="P25"><text:s text:c="4"/>// INSERT CODE HERE</text:p>
            <text:p text:style-name="P25"><text:s text:c="4"/>std::cout &lt;&lt; "cool!" &lt;&lt; std::endl;<text:line-break/> </text:p>
            <text:p text:style-name="P25"><text:s text:c="4"/>std::cout &lt;&lt; "how many heads do you have?";</text:p>
            <text:p text:style-name="P25"><text:s text:c="4"/>std::cin &gt;&gt; numHeads;</text:p>
            <text:p text:style-name="P25">}</text:p>
          </table:table-cell>
        </table:table-row>
      </table:table>
      <text:p text:style-name="P7"/>
      <text:p text:style-name="P9"/>
      <text:p text:style-name="P14"/>
      <text:p text:style-name="P7"/>
      <text:p text:style-name="P16">More <text:span text:style-name="T24">e</text:span>xamples</text:p>
      <text:p text:style-name="P7"/>
      <text:p text:style-name="P7"/>
      <text:p text:style-name="P10">Remember our example on computing the maximum of a list of values?</text:p>
      <table:table table:name="Table11" table:style-name="Table11">
        <table:table-column table:style-name="Table11.A"/>
        <table:table-row>
          <table:table-cell table:style-name="Table11.A1" office:value-type="string">
            <text:p text:style-name="P25">int x, y, z;</text:p>
            <text:p text:style-name="P25">std::cin &gt;&gt; x &gt;&gt; y &gt;&gt; z;</text:p>
            <text:p text:style-name="P25"/>
            <text:p text:style-name="P25">int max = x;</text:p>
            <text:p text:style-name="P25">if (max &lt; y) max = y;</text:p>
            <text:p text:style-name="P25">if (max &lt; z) max = z;</text:p>
            <text:p text:style-name="P25">std::cout &lt;&lt; max &lt;&lt; std::endl;</text:p>
          </table:table-cell>
        </table:table-row>
      </table:table>
      <text:p text:style-name="P7"/>
      <text:p text:style-name="P7">Let's write a program that prompts the user for integers and compute<text:span text:style-name="T21">s</text:span> the maximum of all integers entered. The program stops prompting when the user enters -99999. Here's the skeleton code:</text:p>
      <table:table table:name="Table12" table:style-name="Table12">
        <table:table-column table:style-name="Table12.A"/>
        <table:table-row>
          <table:table-cell table:style-name="Table12.A1" office:value-type="string">
            <text:p text:style-name="P25">int x = 0;</text:p>
            <text:p text:style-name="P25">std::cin &gt;&gt; x;</text:p>
            <text:p text:style-name="P25">int max = x;</text:p>
            <text:p text:style-name="P25"/>
            <text:p text:style-name="P25">while (x != -99999)</text:p>
            <text:p text:style-name="P25">{</text:p>
            <text:p text:style-name="P25"><text:s text:c="4"/>// process x </text:p>
            <text:p text:style-name="P25"><text:s text:c="4"/>std::cout &lt;&lt; max &lt;&lt; std::endl;</text:p>
            <text:p text:style-name="P25"/>
            <text:p text:style-name="P25"><text:s text:c="4"/>std::cin &gt;&gt; x;</text:p>
            <text:p text:style-name="P25">}</text:p>
            <text:p text:style-name="P25">std::cout &lt;&lt; "final max: " &lt;&lt; max &lt;&lt; std::endl;</text:p>
          </table:table-cell>
        </table:table-row>
      </table:table>
      <text:p text:style-name="P7"/>
      <text:p text:style-name="P10">Note that we need a “special value” of -99999 to stop the loop. What do we do with x? We check if it's larger than what we have in max:</text:p>
      <table:table table:name="Table16" table:style-name="Table16">
        <table:table-column table:style-name="Table16.A"/>
        <table:table-row>
          <table:table-cell table:style-name="Table16.A1" office:value-type="string">
            <text:p text:style-name="P25">int x = 0;</text:p>
            <text:p text:style-name="P25">std::cin &gt;&gt; x;</text:p>
            <text:p text:style-name="P25">int max = x;</text:p>
            <text:p text:style-name="P25"/>
            <text:p text:style-name="P25">while (x != -99999)</text:p>
            <text:p text:style-name="P25">{</text:p>
            <text:p text:style-name="P25"><text:s text:c="4"/><text:span text:style-name="T8">if (max &lt; x) max = x;</text:span> </text:p>
            <text:p text:style-name="P25"><text:s text:c="4"/>std::cout &lt;&lt; max &lt;&lt; std::endl;</text:p>
            <text:p text:style-name="P25"/>
            <text:p text:style-name="P25"><text:s text:c="4"/>std::cin &gt;&gt; x;</text:p>
            <text:p text:style-name="P25">}</text:p>
            <text:p text:style-name="P25">std::cout &lt;&lt; "final max: " &lt;&lt; max &lt;&lt; std::endl;</text:p>
          </table:table-cell>
        </table:table-row>
      </table:table>
      <text:p text:style-name="P10"/>
      <text:p text:style-name="P10"/>
      <text:p text:style-name="P10"><text:span text:style-name="T8">Exercise.</text:span> Modify the above program so that it computes the minimum instead of <text:span text:style-name="T21">the </text:span>maximum.</text:p>
      <text:p text:style-name="P10"/>
      <text:p text:style-name="P10"/>
      <text:p text:style-name="P10"><text:span text:style-name="T8">Exercise.</text:span> Modify the above program so that it computes the sum of all values entered by the user until 0 is entered. When 0 is entered, the program prints the final sum and stops.</text:p>
      <text:p text:style-name="P10"/>
      <text:p text:style-name="P10"><text:soft-page-break/></text:p>
      <text:p text:style-name="P7"><text:span text:style-name="T12">Exercises.</text:span><text:span text:style-name="T13"> Write a program that continually prompts the user for numbers and prints the running average. The program stops prompting when the user enters </text:span><text:span text:style-name="T3">-99999</text:span><text:span text:style-name="T13">.</text:span></text:p>
      <text:p text:style-name="P10"/>
      <text:p text:style-name="P16">Summary</text:p>
      <text:p text:style-name="P7"/>
      <text:p text:style-name="P7">The format of the while-loop looks like this:</text:p>
      <text:p text:style-name="P7"/>
      <text:p text:style-name="P4"><text:tab/>while (<text:span text:style-name="T14">[bool expr]</text:span>)</text:p>
      <text:p text:style-name="P4"><text:tab/> <text:s text:c="3"/><text:span text:style-name="T14">[stmt]</text:span></text:p>
      <text:p text:style-name="P6"/>
      <text:p text:style-name="P6"><text:span text:style-name="T6">where </text:span>[bool expr]<text:span text:style-name="T6"> is a boolean expression and </text:span>[stmt]<text:span text:style-name="T6"> is a single statement o</text:span><text:span text:style-name="T7">r</text:span><text:span text:style-name="T6"> a block of statements.</text:span></text:p>
      <text:p text:style-name="P10"/>
      <text:p text:style-name="P10">The <text:span text:style-name="T2">while</text:span>-loop is just the <text:span text:style-name="T2">for</text:span>-loop without the initialization and the update part<text:span text:style-name="T21">s</text:span>.</text:p>
      <text:p text:style-name="P10"/>
      <text:p text:style-name="P10">In general, if your loop requires a variable that runs over a sequence of numbers that can be computed by the program, you <text:span text:style-name="T21">should </text:span>use the <text:span text:style-name="T2">for</text:span>-loop. Otherwise you <text:span text:style-name="T21">should </text:span>use the <text:span text:style-name="T2">while</text:span>-loop. (There are exceptions. But this advice will do for now).</text:p>
      <text:p text:style-name="P10"/>
      <text:p text:style-name="P10">The <text:span text:style-name="T2">break</text:span> statement, if executed in the body of the <text:span text:style-name="T2">while</text:span>-loop, will exit the <text:span text:style-name="T2">while</text:span>-loop and continues with the execution of the statement immediately after the <text:span text:style-name="T2">while</text:span>-loop.</text:p>
      <text:p text:style-name="P10"/>
      <text:p text:style-name="P10">The <text:span text:style-name="T2">continue</text:span> statement, if executed in the body of the <text:span text:style-name="T2">while</text:span>-loop, will immediately bring the execution to the boolean condition of the <text:span text:style-name="T2">while</text:span>-loop.</text:p>
      <text:p text:style-name="P10"/>
      <text:p text:style-name="P17">Exercises</text:p>
      <text:p text:style-name="P10"><text:line-break/></text:p>
      <text:p text:style-name="P10">Q1. Write a program that compute<text:span text:style-name="T23">s</text:span> the gas mileage of a car. The program continually prompts the user for the relevant data. In each iteration of the loop, the program prompts the user for the miles traveled and the gas used. When the user entered 0 for miles, the program stops prompting the user, and displays the gas mileage (i.e. total miles divided by the total gas usage).</text:p>
      <text:p text:style-name="P10"/>
      <text:p text:style-name="P10"/>
      <text:p text:style-name="P10">Q2. Modify our multiplication game so that it keeps posing questions until the user answers 80% of the questions correctly. While prompting the user, print the percentage of his/her correct answers.</text:p>
      <text:p text:style-name="P10"/>
      <text:p text:style-name="P10"/>
      <text:p text:style-name="P10">Q3. Investigate the following problem: How many die rolls do you need to get the value 6? What about two 6's? What about three 6's? ... What is the likelihood of getting a 6? What is the likelihood of getting two 6's? ... What about the case of two consecutive 6's? Three consecutive 6'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Courier New2" svg:font-family="'Courier New'" style:font-pitch="variable"/>
    <style:font-face style:name="Lucida Sans Unicode" svg:font-family="'Lucida Sans Unicode'" style:font-pitch="variable"/>
    <style:font-face style:name="MS Mincho" svg:font-family="'MS Mincho'" style:font-pitch="variable"/>
    <style:font-face style:name="Tahoma" svg:font-family="Tahoma" style:font-pitch="variable"/>
    <style:font-face style:name="Courier New3"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0a6da8"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0cee8e"/>
    </style:style>
    <style:style style:name="MT2" style:family="text">
      <style:text-properties style:font-name="Courier New"/>
    </style:style>
    <style:style style:name="MT3" style:family="text">
      <style:text-properties officeooo:rsid="000c0505"/>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text:tab/> <text:s text:c="16"/><text:tab/>12. <text:span text:style-name="MT2">while</text:span>-loop<text:span text:style-name="MT3">s</text:span></text:p>
      </style:header>
      <style:footer>
        <text:p text:style-name="MP2"><text:page-number text:select-page="current">14</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Windows_x86 LibreOffice_project/f99d75f39f1c57ebdd7ffc5f42867c12031db97a</meta:generator>
    <meta:initial-creator>Yihsiang Liow</meta:initial-creator>
    <meta:creation-date>2005-12-14T10:14:39</meta:creation-date>
    <dc:date>2017-01-06T11:55:39.388000000</dc:date>
    <meta:printed-by>Yihsiang Liow</meta:printed-by>
    <meta:print-date>2006-01-08T16:54:25</meta:print-date>
    <meta:editing-cycles>542</meta:editing-cycles>
    <meta:editing-duration>P5DT17H7M7S</meta:editing-duration>
    <meta:document-statistic meta:table-count="18" meta:image-count="0" meta:object-count="0" meta:page-count="14" meta:paragraph-count="274" meta:word-count="2052" meta:character-count="11348" meta:non-whitespace-character-count="8948"/>
    <meta:user-defined meta:name="Info 1"/>
    <meta:user-defined meta:name="Info 2"/>
    <meta:user-defined meta:name="Info 3"/>
    <meta:user-defined meta:name="Info 4"/>
  </office:meta>
</office:document-meta>
</file>